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1cm" fo:margin-left="0cm" table:align="left"/>
    </style:style>
    <style:style style:name="Tabelle3.A" style:family="table-column">
      <style:table-column-properties style:column-width="1.376cm"/>
    </style:style>
    <style:style style:name="Tabelle3.B" style:family="table-column">
      <style:table-column-properties style:column-width="5.239cm"/>
    </style:style>
    <style:style style:name="Tabelle3.C" style:family="table-column">
      <style:table-column-properties style:column-width="10.396cm"/>
    </style:style>
    <style:style style:name="Tabelle3.1" style:family="table-row">
      <style:table-row-properties style:min-row-height="3.15cm"/>
    </style:style>
    <style:style style:name="Tabel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376c2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376c2" officeooo:paragraph-rsid="001376c2"/>
    </style:style>
    <style:style style:name="P4" style:family="paragraph" style:parent-style-name="Table_20_Contents">
      <style:text-properties style:font-name="Arial" officeooo:rsid="0014756d" officeooo:paragraph-rsid="0014756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4756d" officeooo:paragraph-rsid="0014756d"/>
    </style:style>
    <style:style style:name="P6" style:family="paragraph" style:parent-style-name="Table_20_Contents">
      <style:text-properties style:font-name="Arial" officeooo:rsid="0014756d" officeooo:paragraph-rsid="001a1394"/>
    </style:style>
    <style:style style:name="P7" style:family="paragraph" style:parent-style-name="Table_20_Contents">
      <style:paragraph-properties fo:text-align="center" style:justify-single-word="false"/>
      <style:text-properties style:font-name="Arial" fo:language="en" fo:country="US" officeooo:rsid="00148cdd" officeooo:paragraph-rsid="00148cdd"/>
    </style:style>
    <style:style style:name="P8" style:family="paragraph" style:parent-style-name="Table_20_Contents">
      <style:paragraph-properties fo:text-align="center" style:justify-single-word="false"/>
      <style:text-properties style:font-name="Arial" fo:language="en" fo:country="US" officeooo:rsid="0014a51f" officeooo:paragraph-rsid="0014a51f"/>
    </style:style>
    <style:style style:name="P9" style:family="paragraph" style:parent-style-name="Table_20_Contents">
      <style:text-properties style:font-name="Arial" fo:language="en" fo:country="US" officeooo:rsid="0014a51f" officeooo:paragraph-rsid="0014a51f"/>
    </style:style>
    <style:style style:name="P10" style:family="paragraph" style:parent-style-name="Table_20_Contents">
      <style:paragraph-properties fo:text-align="center" style:justify-single-word="false"/>
      <style:text-properties style:font-name="Arial" fo:language="en" fo:country="US" officeooo:rsid="0016737b" officeooo:paragraph-rsid="0016737b"/>
    </style:style>
    <style:style style:name="P11" style:family="paragraph" style:parent-style-name="Table_20_Contents">
      <style:paragraph-properties fo:text-align="center" style:justify-single-word="false"/>
      <style:text-properties style:font-name="Arial" fo:language="en" fo:country="US" officeooo:rsid="0017ed8e" officeooo:paragraph-rsid="0017ed8e"/>
    </style:style>
    <style:style style:name="P12" style:family="paragraph" style:parent-style-name="Table_20_Contents">
      <style:paragraph-properties fo:text-align="center" style:justify-single-word="false"/>
      <style:text-properties style:font-name="Arial" fo:language="en" fo:country="US" fo:font-weight="bold" officeooo:rsid="0019684e" officeooo:paragraph-rsid="0019684e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14" style:family="paragraph" style:parent-style-name="Standard">
      <style:text-properties officeooo:paragraph-rsid="001376c2"/>
    </style:style>
    <style:style style:name="P15" style:family="paragraph" style:parent-style-name="Text_20_body">
      <style:text-properties style:font-name="Arial" officeooo:rsid="0014756d" officeooo:paragraph-rsid="0014756d"/>
    </style:style>
    <style:style style:name="P16" style:family="paragraph" style:parent-style-name="Table_20_Contents" style:list-style-name="L1">
      <style:text-properties style:font-name="Arial" fo:language="en" fo:country="US" officeooo:rsid="001562da" officeooo:paragraph-rsid="001562da"/>
    </style:style>
    <style:style style:name="P17" style:family="paragraph" style:parent-style-name="Table_20_Contents" style:list-style-name="L3">
      <style:text-properties style:font-name="Arial" fo:language="en" fo:country="US" officeooo:rsid="00164018" officeooo:paragraph-rsid="00164018"/>
    </style:style>
    <style:style style:name="P18" style:family="paragraph" style:parent-style-name="Table_20_Contents" style:list-style-name="L4">
      <style:text-properties style:font-name="Arial" fo:language="en" fo:country="US" officeooo:rsid="00164018" officeooo:paragraph-rsid="00164018"/>
    </style:style>
    <style:style style:name="P19" style:family="paragraph" style:parent-style-name="Table_20_Contents" style:list-style-name="L10">
      <style:text-properties style:font-name="Arial" fo:language="en" fo:country="US" officeooo:rsid="00164018" officeooo:paragraph-rsid="00164018"/>
    </style:style>
    <style:style style:name="P20" style:family="paragraph" style:parent-style-name="Table_20_Contents" style:list-style-name="L5">
      <style:text-properties style:font-name="Arial" fo:language="en" fo:country="US" officeooo:rsid="0014a51f" officeooo:paragraph-rsid="0014a51f"/>
    </style:style>
    <style:style style:name="P21" style:family="paragraph" style:parent-style-name="Table_20_Contents" style:list-style-name="L5">
      <style:text-properties style:font-name="Arial" fo:language="en" fo:country="US" officeooo:rsid="0014a51f" officeooo:paragraph-rsid="0016737b"/>
    </style:style>
    <style:style style:name="P22" style:family="paragraph" style:parent-style-name="Table_20_Contents" style:list-style-name="L6">
      <style:text-properties style:font-name="Arial" fo:language="en" fo:country="US" officeooo:rsid="0014a51f" officeooo:paragraph-rsid="0014a51f"/>
    </style:style>
    <style:style style:name="P23" style:family="paragraph" style:parent-style-name="Table_20_Contents" style:list-style-name="L7">
      <style:text-properties style:font-name="Arial" fo:language="en" fo:country="US" officeooo:rsid="0014a51f" officeooo:paragraph-rsid="0014a51f"/>
    </style:style>
    <style:style style:name="P24" style:family="paragraph" style:parent-style-name="Table_20_Contents" style:list-style-name="L8">
      <style:text-properties style:font-name="Arial" fo:language="en" fo:country="US" officeooo:rsid="0014a51f" officeooo:paragraph-rsid="0014a51f"/>
    </style:style>
    <style:style style:name="P25" style:family="paragraph" style:parent-style-name="Table_20_Contents" style:list-style-name="L9">
      <style:text-properties style:font-name="Arial" fo:language="en" fo:country="US" officeooo:rsid="0014a51f" officeooo:paragraph-rsid="0014a51f"/>
    </style:style>
    <style:style style:name="P26" style:family="paragraph" style:parent-style-name="Table_20_Contents" style:list-style-name="L11">
      <style:text-properties style:font-name="Arial" fo:language="en" fo:country="US" officeooo:rsid="0014a51f" officeooo:paragraph-rsid="0014a51f"/>
    </style:style>
    <style:style style:name="P27" style:family="paragraph" style:parent-style-name="Table_20_Contents" style:list-style-name="L6">
      <style:text-properties style:font-name="Arial" fo:language="en" fo:country="US" officeooo:rsid="0016737b" officeooo:paragraph-rsid="0016737b"/>
    </style:style>
    <style:style style:name="P28" style:family="paragraph" style:parent-style-name="Table_20_Contents" style:list-style-name="L10">
      <style:text-properties style:font-name="Arial" fo:language="en" fo:country="US" officeooo:rsid="00180413" officeooo:paragraph-rsid="00180413"/>
    </style:style>
    <style:style style:name="P29" style:family="paragraph" style:parent-style-name="Table_20_Contents" style:list-style-name="L11">
      <style:text-properties style:font-name="Arial" fo:language="en" fo:country="US" officeooo:rsid="0017ed8e" officeooo:paragraph-rsid="0017ed8e"/>
    </style:style>
    <style:style style:name="P30" style:family="paragraph" style:parent-style-name="Table_20_Contents" style:list-style-name="L12">
      <style:text-properties style:font-name="Arial" fo:language="en" fo:country="US" officeooo:rsid="0017ed8e" officeooo:paragraph-rsid="0017ed8e"/>
    </style:style>
    <style:style style:name="P31" style:family="paragraph" style:parent-style-name="Table_20_Contents" style:list-style-name="L8">
      <style:text-properties style:font-name="Arial" fo:language="en" fo:country="US" officeooo:rsid="0017ed8e" officeooo:paragraph-rsid="0017ed8e"/>
    </style:style>
    <style:style style:name="P32" style:family="paragraph" style:parent-style-name="Table_20_Contents" style:list-style-name="L13">
      <style:text-properties style:font-name="Arial" fo:language="en" fo:country="US" officeooo:rsid="0017ed8e" officeooo:paragraph-rsid="0017ed8e"/>
    </style:style>
    <style:style style:name="P33" style:family="paragraph" style:parent-style-name="Table_20_Contents" style:list-style-name="L14">
      <style:text-properties style:font-name="Arial" fo:language="en" fo:country="US" officeooo:rsid="0017ed8e" officeooo:paragraph-rsid="0017ed8e"/>
    </style:style>
    <style:style style:name="P34" style:family="paragraph" style:parent-style-name="Table_20_Contents" style:list-style-name="L15">
      <style:text-properties style:font-name="Arial" fo:language="en" fo:country="US" officeooo:rsid="0017ed8e" officeooo:paragraph-rsid="0017ed8e"/>
    </style:style>
    <style:style style:name="P35" style:family="paragraph" style:parent-style-name="Table_20_Contents" style:list-style-name="L1">
      <style:text-properties style:font-name="Arial" fo:language="en" fo:country="US" fo:font-style="italic" officeooo:rsid="001562da" officeooo:paragraph-rsid="001562da" style:font-style-asian="italic" style:font-style-complex="italic"/>
    </style:style>
    <style:style style:name="P36" style:family="paragraph" style:parent-style-name="Table_20_Contents" style:list-style-name="L2">
      <style:text-properties style:font-name="Arial" fo:font-size="11pt" fo:language="en" fo:country="US" officeooo:rsid="001562da" officeooo:paragraph-rsid="001562da" style:font-size-asian="11pt" style:font-size-complex="11pt"/>
    </style:style>
    <style:style style:name="P37" style:family="paragraph" style:parent-style-name="Table_20_Contents" style:list-style-name="L2">
      <style:text-properties style:font-name="Arial" fo:font-size="11pt" fo:language="en" fo:country="US" fo:font-weight="bold" officeooo:rsid="00164018" officeooo:paragraph-rsid="00164018" style:font-size-asian="11pt" style:font-weight-asian="bold" style:font-size-complex="11pt" style:font-weight-complex="bold"/>
    </style:style>
    <style:style style:name="T1" style:family="text">
      <style:text-properties officeooo:rsid="0014756d"/>
    </style:style>
    <style:style style:name="T2" style:family="text">
      <style:text-properties officeooo:rsid="0016401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4a51f"/>
    </style:style>
    <style:style style:name="T5" style:family="text">
      <style:text-properties officeooo:rsid="0016a3b1"/>
    </style:style>
    <style:style style:name="T6" style:family="text">
      <style:text-properties officeooo:rsid="00178e84"/>
    </style:style>
    <style:style style:name="T7" style:family="text">
      <style:text-properties fo:font-weight="bold" officeooo:rsid="00190c69" style:font-weight-asian="bold" style:font-weight-complex="bold"/>
    </style:style>
    <style:style style:name="T8" style:family="text">
      <style:text-properties fo:font-weight="bold" officeooo:rsid="001f0610" style:font-weight-asian="bold" style:font-weight-complex="bold"/>
    </style:style>
    <style:style style:name="T9" style:family="text">
      <style:text-properties officeooo:rsid="00180413"/>
    </style:style>
    <style:style style:name="T10" style:family="text">
      <style:text-properties officeooo:rsid="0017ed8e"/>
    </style:style>
    <style:style style:name="T11" style:family="text">
      <style:text-properties officeooo:rsid="0019cf68"/>
    </style:style>
    <style:style style:name="T12" style:family="text">
      <style:text-properties officeooo:rsid="001c0e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4">Module: <text:span text:style-name="T7">0</text:span></text:p>
          </table:table-cell>
          <table:table-cell table:style-name="Tabelle4.A1" office:value-type="string">
            <text:p text:style-name="P4">Element: <text:span text:style-name="T7">1</text:span></text:p>
          </table:table-cell>
          <table:table-cell table:style-name="Tabelle4.C1" office:value-type="string">
            <text:p text:style-name="P4">Title: <text:span text:style-name="T7">Course </text:span><text:span text:style-name="T8">i</text:span><text:span text:style-name="T7">ntro</text:span></text:p>
          </table:table-cell>
        </table:table-row>
        <table:table-row>
          <table:table-cell table:style-name="Tabelle4.A2" table:number-columns-spanned="3" office:value-type="string">
            <text:p text:style-name="P6">Remarks: <text:span text:style-name="T11">The footage can either be a screencast showing slides, or a video showing the presenter.</text:span></text:p>
            <text:p text:style-name="P4"/>
          </table:table-cell>
          <table:covered-table-cell/>
          <table:covered-table-cell/>
        </table:table-row>
      </table:table>
      <text:p text:style-name="P15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2">Screen</text:p>
          </table:table-cell>
          <table:table-cell table:style-name="Tabelle1.C1" office:value-type="string">
            <text:p text:style-name="P12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7">Introduction to</text:p>
            <text:p text:style-name="P7"/>
            <text:p text:style-name="P7">programming</text:p>
          </table:table-cell>
          <table:table-cell table:style-name="Tabelle1.C2" office:value-type="string">
            <text:list xml:id="list2877895586495808915" text:style-name="L1">
              <text:list-item>
                <text:p text:style-name="P16">Welcome</text:p>
              </text:list-item>
              <text:list-item>
                <text:p text:style-name="P16">This is an introduction to the basic principles of programming</text:p>
              </text:list-item>
              <text:list-item>
                <text:p text:style-name="P35"><text:span text:style-name="T12">(</text:span>Add other intro text, <text:span text:style-name="T12">like introduction of lecturer and the institute)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7">Visual Basic Script</text:p>
          </table:table-cell>
          <table:table-cell table:style-name="Tabelle1.C3" office:value-type="string">
            <text:list xml:id="list4886245453333222850" text:style-name="L2">
              <text:list-item>
                <text:p text:style-name="P36">We use Visual Basic Script as our programming language (VBScript)</text:p>
              </text:list-item>
              <text:list-item>
                <text:p text:style-name="P36">Very easy to learn; No environment setup needed; Immediate <text:span text:style-name="T2">results; </text:span>Programs are text files (.vbs)</text:p>
              </text:list-item>
              <text:list-item>
                <text:p text:style-name="P37"><text:span text:style-name="T3">We don't explorer VBScript in full depth, </text:span>it's just the tool to learn the basic programming concept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7">Requirements</text:p>
          </table:table-cell>
          <table:table-cell table:style-name="Tabelle1.C4" office:value-type="string">
            <text:list xml:id="list7665908131792612332" text:style-name="L3">
              <text:list-item>
                <text:p text:style-name="P17">Works only on Windows operation systems</text:p>
              </text:list-item>
              <text:list-item>
                <text:p text:style-name="P17">All you need is a text editor</text:p>
              </text:list-item>
              <text:list-item>
                <text:p text:style-name="P17">We will be using Notepad++</text:p>
              </text:list-item>
              <text:list-item>
                <text:p text:style-name="P17">VBScript programs are executed by simply double clicking on the file name in Windows Explorer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7">Course outline</text:p>
          </table:table-cell>
          <table:table-cell table:style-name="Tabelle1.C5" office:value-type="string">
            <text:list xml:id="list5232679226941826736" text:style-name="L4">
              <text:list-item>
                <text:p text:style-name="P18">Course consists of six modules, each module stretches a time span of one week<text:line-break/></text:p>
              </text:list-item>
              <text:list-item>
                <text:p text:style-name="P18">Let's look at the <text:span text:style-name="T4">structure of the </text:span>single modul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8">{Video Symbol}</text:p>
          </table:table-cell>
          <table:table-cell table:style-name="Tabelle1.C6" office:value-type="string">
            <text:list xml:id="list4429866609842611602" text:style-name="L5">
              <text:list-item>
                <text:p text:style-name="P20">Each module covers one or two programming principles</text:p>
              </text:list-item>
              <text:list-item>
                <text:p text:style-name="P21"><text:span text:style-name="T5">Different v</text:span>ideos that explain these principles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8">{Start-Finish Symbol}</text:p>
          </table:table-cell>
          <table:table-cell table:style-name="Tabelle1.C7" office:value-type="string">
            <text:list xml:id="list6695954695579055228" text:style-name="L6">
              <text:list-item>
                <text:p text:style-name="P22">A video at the beginning gives an overview of the contents of the module</text:p>
              </text:list-item>
              <text:list-item>
                <text:p text:style-name="P22">A video in the end summarizes the module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1">7</text:p>
          </table:table-cell>
          <table:table-cell table:style-name="Tabelle1.A2" office:value-type="string">
            <text:p text:style-name="P10">{Code Symbol}</text:p>
          </table:table-cell>
          <table:table-cell table:style-name="Tabelle1.C8" office:value-type="string">
            <text:list xml:id="list104500121168831" text:continue-numbering="true" text:style-name="L6">
              <text:list-item>
                <text:p text:style-name="P27">There will be one or two coding sessions per module</text:p>
              </text:list-item>
              <text:list-item>
                <text:p text:style-name="P27">We develop small programs, you should <text:span text:style-name="T6">code</text:span> <text:span text:style-name="T6">them</text:span> on your own</text:p>
              </text:list-item>
            </text:list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5">8</text:p>
          </table:table-cell>
          <table:table-cell table:style-name="Tabelle2.A1" office:value-type="string">
            <text:p text:style-name="P8">{<text:span text:style-name="T6">Assignment Symbol</text:span>}</text:p>
          </table:table-cell>
          <table:table-cell table:style-name="Tabelle2.C1" office:value-type="string">
            <text:list xml:id="list3113847190367548631" text:style-name="L7">
              <text:list-item>
                <text:p text:style-name="P23">Each week has a coding assignment that should be solved alone</text:p>
              </text:list-item>
              <text:list-item>
                <text:p text:style-name="P23">In the <text:span text:style-name="T6">follow-up </text:span>module we will develop a sample solution for the assignment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5">9</text:p>
          </table:table-cell>
          <table:table-cell table:style-name="Tabelle2.A2" office:value-type="string">
            <text:p text:style-name="P8">{Cheat sheet Symbol}</text:p>
          </table:table-cell>
          <table:table-cell table:style-name="Tabelle2.C2" office:value-type="string">
            <text:list xml:id="list5574802882796745536" text:style-name="L8">
              <text:list-item>
                <text:p text:style-name="P24">We also create a cheat sheet throughout the course</text:p>
              </text:list-item>
              <text:list-item>
                <text:p text:style-name="P24">Very helpful while coding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0</text:span></text:p>
          </table:table-cell>
          <table:table-cell table:style-name="Tabelle2.A2" office:value-type="string">
            <text:p text:style-name="P8">{Question marks}</text:p>
          </table:table-cell>
          <table:table-cell table:style-name="Tabelle2.C3" office:value-type="string">
            <text:list xml:id="list5984002197400557946" text:style-name="L9">
              <text:list-item>
                <text:p text:style-name="P25">And each module ends with a quiz</text:p>
              </text:list-item>
            </text:list>
            <text:p text:style-name="P9"/>
            <text:list xml:id="list104500137158400" text:continue-numbering="true" text:style-name="L9">
              <text:list-item>
                <text:p text:style-name="P25">Let's look at the individual module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1</text:span></text:p>
          </table:table-cell>
          <table:table-cell table:style-name="Tabelle2.A2" office:value-type="string">
            <text:p text:style-name="P7">Module 0</text:p>
            <text:p text:style-name="P7"/>
            <text:p text:style-name="P8">Introduction</text:p>
          </table:table-cell>
          <table:table-cell table:style-name="Tabelle2.C4" office:value-type="string">
            <text:list xml:id="list3352053913523126346" text:style-name="L10">
              <text:list-item>
                <text:p text:style-name="P19">This module</text:p>
              </text:list-item>
              <text:list-item>
                <text:p text:style-name="P19">Introduction to the course</text:p>
              </text:list-item>
              <text:list-item>
                <text:p text:style-name="P19">Introduction to MOOC<text:span text:style-name="T9">s in general an the MOOC</text:span> platform <text:span text:style-name="T9">for this course</text:span></text:p>
              </text:list-item>
              <text:list-item>
                <text:p text:style-name="P28">Setup (text editor, documentation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2</text:span></text:p>
          </table:table-cell>
          <table:table-cell table:style-name="Tabelle2.A2" office:value-type="string">
            <text:p text:style-name="P8">Module 1</text:p>
            <text:p text:style-name="P8"/>
            <text:p text:style-name="P8">Getting started</text:p>
          </table:table-cell>
          <table:table-cell table:style-name="Tabelle2.C5" office:value-type="string">
            <text:list xml:id="list2560455505596464889" text:style-name="L11">
              <text:list-item>
                <text:p text:style-name="P26">What is programming?</text:p>
              </text:list-item>
              <text:list-item>
                <text:p text:style-name="P26">Variables <text:span text:style-name="T10">and data types</text:span></text:p>
              </text:list-item>
              <text:list-item>
                <text:p text:style-name="P29">We write our first program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3</text:span></text:p>
          </table:table-cell>
          <table:table-cell table:style-name="Tabelle2.A2" office:value-type="string">
            <text:p text:style-name="P11">Module 2</text:p>
            <text:p text:style-name="P11"/>
            <text:p text:style-name="P11">Making decisions</text:p>
          </table:table-cell>
          <table:table-cell table:style-name="Tabelle2.C6" office:value-type="string">
            <text:list xml:id="list3653099676768415010" text:style-name="L12">
              <text:list-item>
                <text:p text:style-name="P30">Conditions and branching<text:line-break/>if-then-else</text:p>
              </text:list-item>
              <text:list-item>
                <text:p text:style-name="P30">Boolean expressions and value comparison</text:p>
              </text:list-item>
              <text:list-item>
                <text:p text:style-name="P30">Boolean algebra: AND, OR, NOT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1">4</text:span></text:p>
          </table:table-cell>
          <table:table-cell table:style-name="Tabelle2.A2" office:value-type="string">
            <text:p text:style-name="P11">Module 3</text:p>
            <text:p text:style-name="P11"/>
            <text:p text:style-name="P11">Loops and Arrays</text:p>
          </table:table-cell>
          <table:table-cell table:style-name="Tabelle2.C7" office:value-type="string">
            <text:list xml:id="list104500168175662" text:continue-list="list5574802882796745536" text:style-name="L8">
              <text:list-item>
                <text:p text:style-name="P31">For loops</text:p>
              </text:list-item>
              <text:list-item>
                <text:p text:style-name="P31">While loops</text:p>
              </text:list-item>
              <text:list-item>
                <text:p text:style-name="P31">For each loops</text:p>
              </text:list-item>
              <text:list-item>
                <text:p text:style-name="P31">Arrays</text:p>
              </text:list-item>
            </text:list>
          </table:table-cell>
        </table:table-row>
        <text:soft-page-break/>
        <table:table-row table:style-name="Tabelle2.1">
          <table:table-cell table:style-name="Tabelle2.A2" office:value-type="string">
            <text:p text:style-name="P3">1<text:span text:style-name="T1">5</text:span></text:p>
          </table:table-cell>
          <table:table-cell table:style-name="Tabelle2.A2" office:value-type="string">
            <text:p text:style-name="P11">Module 4</text:p>
            <text:p text:style-name="P11"/>
            <text:p text:style-name="P11">Packing code together</text:p>
          </table:table-cell>
          <table:table-cell table:style-name="Tabelle2.C8" office:value-type="string">
            <text:list xml:id="list2192808618550237460" text:style-name="L13">
              <text:list-item>
                <text:p text:style-name="P32">Procedures, sub programs</text:p>
              </text:list-item>
              <text:list-item>
                <text:p text:style-name="P32">Functions, return values</text:p>
              </text:list-item>
            </text:list>
          </table:table-cell>
        </table:table-row>
      </table:table>
      <text:p text:style-name="P14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2">1<text:span text:style-name="T1">6</text:span></text:p>
          </table:table-cell>
          <table:table-cell table:style-name="Tabelle3.A1" office:value-type="string">
            <text:p text:style-name="P11">Module 5</text:p>
            <text:p text:style-name="P11"/>
            <text:p text:style-name="P11">Manipulating the</text:p>
            <text:p text:style-name="P11">file system</text:p>
          </table:table-cell>
          <table:table-cell table:style-name="Tabelle3.C1" office:value-type="string">
            <text:list xml:id="list37102319669653039" text:style-name="L14">
              <text:list-item>
                <text:p text:style-name="P33">Objects in VBScript</text:p>
              </text:list-item>
              <text:list-item>
                <text:p text:style-name="P33">Files and folders</text:p>
              </text:list-item>
              <text:list-item>
                <text:p text:style-name="P33">Text files</text:p>
              </text:list-item>
            </text:list>
          </table:table-cell>
        </table:table-row>
        <table:table-row table:style-name="Tabelle3.1">
          <table:table-cell table:style-name="Tabelle3.A2" office:value-type="string">
            <text:p text:style-name="P3">1<text:span text:style-name="T1">7</text:span></text:p>
          </table:table-cell>
          <table:table-cell table:style-name="Tabelle3.A2" office:value-type="string">
            <text:p text:style-name="P11">Module 5+</text:p>
          </table:table-cell>
          <table:table-cell table:style-name="Tabelle3.C2" office:value-type="string">
            <text:list xml:id="list2166797432882200798" text:style-name="L15">
              <text:list-item>
                <text:p text:style-name="P34">Sample solution to last assignment</text:p>
              </text:list-item>
              <text:list-item>
                <text:p text:style-name="P34">Wrapping up the code</text:p>
              </text:list-item>
            </text:list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27:51.466000000</meta:creation-date>
    <dc:title>Storyboard</dc:title>
    <meta:editing-duration>P0D</meta:editing-duration>
    <meta:editing-cycles>10</meta:editing-cycles>
    <meta:generator>LibreOffice/4.1.3.2$Windows_x86 LibreOffice_project/70feb7d99726f064edab4605a8ab840c50ec57a</meta:generator>
    <dc:date>2015-07-27T10:44:59.992000000</dc:date>
    <meta:document-statistic meta:table-count="4" meta:image-count="0" meta:object-count="0" meta:page-count="3" meta:paragraph-count="93" meta:word-count="444" meta:character-count="2382" meta:non-whitespace-character-count="2075"/>
    <meta:template xlink:type="simple" xlink:actuate="onRequest" xlink:title="Storyboard" xlink:href="file:///C:/Users/Wolfgang/AppData/Roaming/LibreOffice/4/user/template/Storyboard.ott" meta:date="2015-07-26T19:27:51.094000000"/>
  </office:meta>
</office:document-meta>
</file>